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fo:color="#808080"/>
    </style:style>
    <style:style style:name="ce2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order-left="none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color="#808080"/>
    </style:style>
    <style:style style:name="ce1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3" style:family="table-cell" style:parent-style-name="Default">
      <style:text-properties fo:color="#ffffff"/>
    </style:style>
    <style:style style:name="ce14" style:family="table-cell" style:parent-style-name="Default">
      <style:table-cell-properties fo:border-bottom="none" style:text-align-source="value-type" style:repeat-content="false" fo:border-left="0.002cm solid #000000" fo:border-right="none" fo:border-top="0.002cm solid #000000"/>
      <style:paragraph-properties fo:margin-left="0cm"/>
      <style:text-properties style:use-window-font-color="true"/>
    </style:style>
    <style:style style:name="gr1" style:family="graphic">
      <style:graphic-properties svg:stroke-color="#000000" draw:marker-end="Arrow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RUNDE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9"/>
          <table:table-cell table:style-name="ce13" table:formula="of:=FORMULA([.C6])" office:value-type="float" office:value="0">
            <text:p>#NV</text:p>
          </table:table-cell>
        </table:table-row>
        <table:table-row table:style-name="ro1">
          <table:table-cell table:number-columns-repeated="9"/>
          <table:table-cell table:style-name="ce13" table:formula="of:=FORMULA([.F6])" office:value-type="float" office:value="0">
            <text:p>#NV</text:p>
          </table:table-cell>
        </table:table-row>
        <table:table-row table:style-name="ro1">
          <table:table-cell table:number-columns-repeated="2"/>
          <table:table-cell>
            <draw:line table:end-cell-address="RUNDEN.C5" table:end-x="1.108cm" table:end-y="0.426cm" draw:z-index="0" draw:style-name="gr1" draw:text-style-name="P1" svg:x1="1.108cm" svg:y1="0.425cm" svg:x2="1.108cm" svg:y2="1.329cm">
              <text:p/>
            </draw:line>
          </table:table-cell>
          <table:table-cell table:number-columns-repeated="2"/>
          <table:table-cell>
            <draw:line table:end-cell-address="RUNDEN.F5" table:end-x="1.085cm" table:end-y="0.431cm" draw:z-index="1" draw:style-name="gr1" draw:text-style-name="P1" svg:x1="1.085cm" svg:y1="0.43cm" svg:x2="1.085cm" svg:y2="1.334cm">
              <text:p/>
            </draw:line>
          </table:table-cell>
          <table:table-cell table:number-columns-repeated="3"/>
          <table:table-cell table:style-name="ce13" table:formula="of:=FORMULA([.C8])" office:value-type="float" office:value="0">
            <text:p>#NV</text:p>
          </table:table-cell>
        </table:table-row>
        <table:table-row table:style-name="ro1">
          <table:table-cell table:number-columns-repeated="9"/>
          <table:table-cell table:style-name="ce13" table:formula="of:=FORMULA([.C11])" office:value-type="float" office:value="0">
            <text:p>#NV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/>
          <table:table-cell table:style-name="ce5"/>
          <table:table-cell table:style-name="ce7"/>
          <table:table-cell table:style-name="ce9"/>
          <table:table-cell table:style-name="ce10"/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3"/>
          <table:table-cell table:style-name="ce11"/>
          <table:table-cell table:number-columns-repeated="4"/>
        </table:table-row>
        <table:table-row table:style-name="ro1">
          <table:table-cell/>
          <table:table-cell table:style-name="ce3"/>
          <table:table-cell table:style-name="ce6"/>
          <table:table-cell table:style-name="ce8" table:number-columns-repeated="2"/>
          <table:table-cell table:style-name="ce12"/>
          <table:table-cell table:number-columns-repeated="4"/>
        </table:table-row>
        <table:table-row table:style-name="ro1">
          <table:table-cell table:number-columns-repeated="2"/>
          <table:table-cell>
            <draw:line table:end-cell-address="RUNDEN.C10" table:end-x="1.12cm" table:end-y="0.453cm" draw:z-index="2" draw:style-name="gr1" draw:text-style-name="P1" svg:x1="1.12cm" svg:y1="0cm" svg:x2="1.12cm" svg:y2="0.904cm">
              <text:p/>
            </draw:line>
          </table:table-cell>
          <table:table-cell table:number-columns-repeated="7"/>
        </table:table-row>
        <table:table-row table:style-name="ro1" table:number-rows-repeated="104856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URZE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9"/>
          <table:table-cell table:style-name="ce13" table:formula="of:=FORMULA([.C6])" office:value-type="float" office:value="0">
            <text:p>#NV</text:p>
          </table:table-cell>
        </table:table-row>
        <table:table-row table:style-name="ro1">
          <table:table-cell table:number-columns-repeated="9"/>
          <table:table-cell table:style-name="ce13" table:formula="of:=FORMULA([.C8])" office:value-type="float" office:value="0">
            <text:p>#NV</text:p>
          </table:table-cell>
        </table:table-row>
        <table:table-row table:style-name="ro1">
          <table:table-cell table:number-columns-repeated="2"/>
          <table:table-cell>
            <draw:line table:end-cell-address="WURZEL.C5" table:end-x="1.107cm" table:end-y="0.426cm" draw:z-index="0" draw:style-name="gr1" draw:text-style-name="P1" svg:x1="1.107cm" svg:y1="0.425cm" svg:x2="1.107cm" svg:y2="1.329cm">
              <text:p/>
            </draw:line>
          </table:table-cell>
          <table:table-cell table:number-columns-repeated="6"/>
          <table:table-cell table:style-name="ce13" table:formula="of:=FORMULA([.C11])" office:value-type="float" office:value="0">
            <text:p>#NV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/>
          <table:table-cell table:style-name="ce10"/>
          <table:table-cell table:number-columns-repeated="7"/>
        </table:table-row>
        <table:table-row table:style-name="ro1">
          <table:table-cell/>
          <table:table-cell table:style-name="ce2"/>
          <table:table-cell table:style-name="ce11"/>
          <table:table-cell table:number-columns-repeated="7"/>
        </table:table-row>
        <table:table-row table:style-name="ro1">
          <table:table-cell/>
          <table:table-cell table:style-name="ce3"/>
          <table:table-cell table:style-name="ce12"/>
          <table:table-cell table:number-columns-repeated="7"/>
        </table:table-row>
        <table:table-row table:style-name="ro1">
          <table:table-cell table:number-columns-repeated="2"/>
          <table:table-cell>
            <draw:line table:end-cell-address="WURZEL.C10" table:end-x="1.107cm" table:end-y="0.454cm" draw:z-index="1" draw:style-name="gr1" draw:text-style-name="P1" svg:x1="1.107cm" svg:y1="0.001cm" svg:x2="1.107cm" svg:y2="0.905cm">
              <text:p/>
            </draw:line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104856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9"/>
          <table:table-cell table:style-name="ce13" table:formula="of:=FORMULA([.C6])" office:value-type="float" office:value="0">
            <text:p>#NV</text:p>
          </table:table-cell>
        </table:table-row>
        <table:table-row table:style-name="ro1">
          <table:table-cell table:number-columns-repeated="9"/>
          <table:table-cell table:style-name="ce13" table:formula="of:=FORMULA([.C8])" office:value-type="float" office:value="0">
            <text:p>#NV</text:p>
          </table:table-cell>
        </table:table-row>
        <table:table-row table:style-name="ro1">
          <table:table-cell table:number-columns-repeated="9"/>
          <table:table-cell table:style-name="ce13" table:formula="of:=FORMULA([.C11])" office:value-type="float" office:value="0">
            <text:p>#NV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4"/>
          <table:table-cell table:style-name="ce10"/>
          <table:table-cell table:number-columns-repeated="7"/>
        </table:table-row>
        <table:table-row table:style-name="ro1">
          <table:table-cell/>
          <table:table-cell table:style-name="ce2"/>
          <table:table-cell table:style-name="ce11"/>
          <table:table-cell table:number-columns-repeated="7"/>
        </table:table-row>
        <table:table-row table:style-name="ro1">
          <table:table-cell/>
          <table:table-cell table:style-name="ce3"/>
          <table:table-cell table:style-name="ce12">
            <draw:line table:end-cell-address="PI.C10" table:end-x="1.107cm" table:end-y="0.426cm" draw:z-index="0" draw:style-name="gr1" draw:text-style-name="P1" svg:x1="1.107cm" svg:y1="0.425cm" svg:x2="1.107cm" svg:y2="1.329cm">
              <text:p/>
            </draw:line>
          </table:table-cell>
          <table:table-cell table:number-columns-repeated="7"/>
        </table:table-row>
        <table:table-row table:style-name="ro1" table:number-rows-repeated="104856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+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9"/>
          <table:table-cell table:style-name="ce13" table:formula="of:=FORMULA([.C6])" office:value-type="float" office:value="0">
            <text:p>#NV</text:p>
          </table:table-cell>
        </table:table-row>
        <table:table-row table:style-name="ro1">
          <table:table-cell table:number-columns-repeated="9"/>
          <table:table-cell table:style-name="ce13" table:formula="of:=FORMULA([.F6])" office:value-type="float" office:value="0">
            <text:p>#NV</text:p>
          </table:table-cell>
        </table:table-row>
        <table:table-row table:style-name="ro1">
          <table:table-cell table:number-columns-repeated="2"/>
          <table:table-cell>
            <draw:line table:end-cell-address="'+'.C5" table:end-x="1.108cm" table:end-y="0.427cm" draw:z-index="0" draw:style-name="gr1" draw:text-style-name="P1" svg:x1="1.108cm" svg:y1="0.426cm" svg:x2="1.108cm" svg:y2="1.33cm">
              <text:p/>
            </draw:line>
          </table:table-cell>
          <table:table-cell table:number-columns-repeated="2"/>
          <table:table-cell>
            <draw:line table:end-cell-address="'+'.F5" table:end-x="1.101cm" table:end-y="0.426cm" draw:z-index="1" draw:style-name="gr1" draw:text-style-name="P1" svg:x1="1.101cm" svg:y1="0.425cm" svg:x2="1.101cm" svg:y2="1.329cm">
              <text:p/>
            </draw:line>
          </table:table-cell>
          <table:table-cell table:number-columns-repeated="3"/>
          <table:table-cell table:style-name="ce13" table:formula="of:=FORMULA([.C8])" office:value-type="float" office:value="0">
            <text:p>#NV</text:p>
          </table:table-cell>
        </table:table-row>
        <table:table-row table:style-name="ro1">
          <table:table-cell table:number-columns-repeated="9"/>
          <table:table-cell table:style-name="ce13" table:formula="of:=FORMULA([.C11])" office:value-type="float" office:value="0">
            <text:p>#NV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/>
          <table:table-cell table:style-name="ce5"/>
          <table:table-cell table:style-name="ce7"/>
          <table:table-cell table:style-name="ce9"/>
          <table:table-cell table:style-name="ce10"/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3"/>
          <table:table-cell table:style-name="ce11"/>
          <table:table-cell table:number-columns-repeated="4"/>
        </table:table-row>
        <table:table-row table:style-name="ro1">
          <table:table-cell/>
          <table:table-cell table:style-name="ce3"/>
          <table:table-cell table:style-name="ce6"/>
          <table:table-cell table:style-name="ce8" table:number-columns-repeated="2"/>
          <table:table-cell table:style-name="ce12"/>
          <table:table-cell table:number-columns-repeated="4"/>
        </table:table-row>
        <table:table-row table:style-name="ro1">
          <table:table-cell table:number-columns-repeated="2"/>
          <table:table-cell>
            <draw:line table:end-cell-address="'+'.C10" table:end-x="1.108cm" table:end-y="0.453cm" draw:z-index="2" draw:style-name="gr1" draw:text-style-name="P1" svg:x1="1.108cm" svg:y1="0cm" svg:x2="1.108cm" svg:y2="0.904cm">
              <text:p/>
            </draw:line>
          </table:table-cell>
          <table:table-cell table:number-columns-repeated="7"/>
        </table:table-row>
        <table:table-row table:style-name="ro1" table:number-rows-repeated="104856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ZUFALLSZAH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9"/>
          <table:table-cell table:style-name="ce13" table:formula="of:=FORMULA([.C6])" office:value-type="float" office:value="0">
            <text:p>#NV</text:p>
          </table:table-cell>
        </table:table-row>
        <table:table-row table:style-name="ro1">
          <table:table-cell table:number-columns-repeated="9"/>
          <table:table-cell table:style-name="ce13" table:formula="of:=FORMULA([.C8])" office:value-type="float" office:value="0">
            <text:p>#NV</text:p>
          </table:table-cell>
        </table:table-row>
        <table:table-row table:style-name="ro1">
          <table:table-cell table:number-columns-repeated="9"/>
          <table:table-cell table:style-name="ce13" table:formula="of:=FORMULA([.C11])" office:value-type="float" office:value="0">
            <text:p>#NV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4"/>
          <table:table-cell table:style-name="ce10"/>
          <table:table-cell table:number-columns-repeated="7"/>
        </table:table-row>
        <table:table-row table:style-name="ro1">
          <table:table-cell/>
          <table:table-cell table:style-name="ce2"/>
          <table:table-cell table:style-name="ce11"/>
          <table:table-cell table:number-columns-repeated="7"/>
        </table:table-row>
        <table:table-row table:style-name="ro1">
          <table:table-cell/>
          <table:table-cell table:style-name="ce3"/>
          <table:table-cell table:style-name="ce12">
            <draw:line table:end-cell-address="ZUFALLSZAHL.C10" table:end-x="1.079cm" table:end-y="0.427cm" draw:z-index="0" draw:style-name="gr1" draw:text-style-name="P1" svg:x1="1.079cm" svg:y1="0.426cm" svg:x2="1.079cm" svg:y2="1.33cm">
              <text:p/>
            </draw:line>
          </table:table-cell>
          <table:table-cell table:number-columns-repeated="7"/>
        </table:table-row>
        <table:table-row table:style-name="ro1" table:number-rows-repeated="1048567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10.10.2015</text:date>, <text:time>00:37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Stork</meta:initial-creator>
    <meta:creation-date>2012-10-08T17:35:43.59</meta:creation-date>
    <dc:date>2015-10-10T00:37:43.95</dc:date>
    <dc:creator>Tobias Stork</dc:creator>
    <meta:editing-duration>PT1H24M28S</meta:editing-duration>
    <meta:editing-cycles>6</meta:editing-cycles>
    <meta:generator>OpenOffice/4.1.1$Win32 OpenOffice.org_project/411m6$Build-9775</meta:generator>
    <meta:document-statistic meta:table-count="5" meta:cell-count="17" meta:object-count="10"/>
  </office:meta>
</office:document-meta>
</file>